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36.3mm"/>
    </style:style>
    <style:style style:name="co3" style:family="table-column">
      <style:table-column-properties fo:break-before="auto" style:column-width="43.11mm"/>
    </style:style>
    <style:style style:name="co4" style:family="table-column">
      <style:table-column-properties fo:break-before="auto" style:column-width="33.3mm"/>
    </style:style>
    <style:style style:name="co5" style:family="table-column">
      <style:table-column-properties fo:break-before="auto" style:column-width="41.7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5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weetwat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School Avg Last Year</text:p>
          </table:table-cell>
          <table:table-cell office:value-type="string" calcext:value-type="string">
            <text:p>School Average This year</text:p>
          </table:table-cell>
          <table:table-cell office:value-type="string" calcext:value-type="string">
            <text:p>Population Average</text:p>
          </table:table-cell>
          <table:table-cell office:value-type="string" calcext:value-type="string">
            <text:p>Difference From Average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 office:value-type="float" office:value="2.4" calcext:value-type="float">
            <text:p>2.4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string" calcext:value-type="string">
            <text:p>follow_instruct</text:p>
          </table:table-cell>
          <table:table-cell office:value-type="float" office:value="2.8" calcext:value-type="float">
            <text:p>2.8</text:p>
          </table:table-cell>
          <table:table-cell office:value-type="float" office:value="2.9" calcext:value-type="float">
            <text:p>2.9</text:p>
          </table:table-cell>
          <table:table-cell office:value-type="float" office:value="2.8" calcext:value-type="float">
            <text:p>2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elf_pic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matching</text:p>
          </table:table-cell>
          <table:table-cell office:value-type="float" office:value="2.8" calcext:value-type="float">
            <text:p>2.8</text:p>
          </table:table-cell>
          <table:table-cell office:value-type="float" office:value="2.7" calcext:value-type="float">
            <text:p>2.7</text:p>
          </table:table-cell>
          <table:table-cell office:value-type="float" office:value="2.8" calcext:value-type="float">
            <text:p>2.8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draw_lines</text:p>
          </table:table-cell>
          <table:table-cell office:value-type="float" office:value="2.4" calcext:value-type="float">
            <text:p>2.4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hop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dough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pping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classifica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five_puzz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dance_freeze</text:p>
          </table:table-cell>
          <table:table-cell office:value-type="float" office:value="2.5" calcext:value-type="float">
            <text:p>2.5</text:p>
          </table:table-cell>
          <table:table-cell office:value-type="float" office:value="2.7" calcext:value-type="float">
            <text:p>2.7</text:p>
          </table:table-cell>
          <table:table-cell office:value-type="float" office:value="2.8" calcext:value-type="float">
            <text:p>2.8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laminated_shape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beanbag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string" calcext:value-type="string">
            <text:p>read_book</text:p>
          </table:table-cell>
          <table:table-cell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.2" calcext:value-type="float">
            <text:p>2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core_fine</text:p>
          </table:table-cell>
          <table:table-cell office:value-type="float" office:value="1.8" calcext:value-type="float">
            <text:p>1.8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score_gross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6" calcext:value-type="float">
            <text:p>2.6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score_cognitive</text:p>
          </table:table-cell>
          <table:table-cell table:number-columns-repeated="3"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n14</text:p>
          </table:table-cell>
          <table:table-cell table:number-columns-repeated="3"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</table:table-row>
      </table:table>
      <table:table table:name="Nobanda" table:style-name="ta1"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lapping</text:p>
          </table:table-cell>
          <table:table-cell office:value-type="string" calcext:value-type="string">
            <text:p>School Avg Last Year</text:p>
          </table:table-cell>
          <table:table-cell office:value-type="string" calcext:value-type="string">
            <text:p>School Average This year</text:p>
          </table:table-cell>
          <table:table-cell office:value-type="string" calcext:value-type="string">
            <text:p>Population Average</text:p>
          </table:table-cell>
          <table:table-cell office:value-type="string" calcext:value-type="string">
            <text:p>Difference From Average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 office:value-type="float" office:value="2.4" calcext:value-type="float">
            <text:p>2.4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follow_instruct</text:p>
          </table:table-cell>
          <table:table-cell office:value-type="float" office:value="2.9" calcext:value-type="float">
            <text:p>2.9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string" calcext:value-type="string">
            <text:p>self_pic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matching</text:p>
          </table:table-cell>
          <table:table-cell table:number-columns-repeated="2" office:value-type="float" office:value="2.9" calcext:value-type="float">
            <text:p>2.9</text:p>
          </table:table-cell>
          <table:table-cell office:value-type="float" office:value="2.8" calcext:value-type="float">
            <text:p>2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draw_lines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hop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laydough</text:p>
          </table:table-cell>
          <table:table-cell office:value-type="float" office:value="1.7" calcext:value-type="float">
            <text:p>1.7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clapping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lassification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2.1" calcext:value-type="float">
            <text:p>2.1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string" calcext:value-type="string">
            <text:p>five_puzz</text:p>
          </table:table-cell>
          <table:table-cell office:value-type="float" office:value="1.4" calcext:value-type="float">
            <text:p>1.4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dance_freeze</text:p>
          </table:table-cell>
          <table:table-cell table:number-columns-repeated="3"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inated_shape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nbag</text:p>
          </table:table-cell>
          <table:table-cell office:value-type="float" office:value="2.2" calcext:value-type="float">
            <text:p>2.2</text:p>
          </table:table-cell>
          <table:table-cell office:value-type="float" office:value="2.6" calcext:value-type="float">
            <text:p>2.6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read_book</text:p>
          </table:table-cell>
          <table:table-cell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.2" calcext:value-type="float">
            <text:p>2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core_fine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_gross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_cognitive</text:p>
          </table:table-cell>
          <table:table-cell table:number-columns-repeated="3"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n14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bubu" table:style-name="ta1"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School Avg Last Year</text:p>
          </table:table-cell>
          <table:table-cell office:value-type="string" calcext:value-type="string">
            <text:p>School Average This year</text:p>
          </table:table-cell>
          <table:table-cell office:value-type="string" calcext:value-type="string">
            <text:p>Population Average</text:p>
          </table:table-cell>
          <table:table-cell office:value-type="string" calcext:value-type="string">
            <text:p>Difference From Average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llow_instruct</text:p>
          </table:table-cell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lf_pic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matching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w_lines</text:p>
          </table:table-cell>
          <table:table-cell office:value-type="float" office:value="2.5" calcext:value-type="float">
            <text:p>2.5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hop</text:p>
          </table:table-cell>
          <table:table-cell office:value-type="float" office:value="2.6" calcext:value-type="float">
            <text:p>2.6</text:p>
          </table:table-cell>
          <table:table-cell office:value-type="float" office:value="2.8" calcext:value-type="float">
            <text:p>2.8</text:p>
          </table:table-cell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laydough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clapping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classification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five_puzz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dance_freeze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laminated_shape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nbag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d_book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core_fine</text:p>
          </table:table-cell>
          <table:table-cell office:value-type="float" office:value="1.9" calcext:value-type="float">
            <text:p>1.9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score_gross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re_cognitive</text:p>
          </table:table-cell>
          <table:table-cell office:value-type="float" office:value="2.2" calcext:value-type="float">
            <text:p>2.2</text:p>
          </table:table-cell>
          <table:table-cell office:value-type="float" office:value="2.4" calcext:value-type="float">
            <text:p>2.4</text:p>
          </table:table-cell>
          <table:table-cell office:value-type="float" office:value="2.2" calcext:value-type="float">
            <text:p>2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mean14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</table:table-row>
      </table:table>
      <table:table table:name="Mabane" table:style-name="ta1"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School Avg Last Year</text:p>
          </table:table-cell>
          <table:table-cell office:value-type="string" calcext:value-type="string">
            <text:p>School Average This year</text:p>
          </table:table-cell>
          <table:table-cell office:value-type="string" calcext:value-type="string">
            <text:p>Population Average</text:p>
          </table:table-cell>
          <table:table-cell office:value-type="string" calcext:value-type="string">
            <text:p>Difference From Average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 office:value-type="float" office:value="1.9" calcext:value-type="float">
            <text:p>1.9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follow_instruct</text:p>
          </table:table-cell>
          <table:table-cell table:number-columns-repeated="3"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f_pic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ch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w_lines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p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playdough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clapping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ssification</text:p>
          </table:table-cell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five_puzz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string" calcext:value-type="string">
            <text:p>dance_freeze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2.8" calcext:value-type="float">
            <text:p>2.8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laminated_shape</text:p>
          </table:table-cell>
          <table:table-cell office:value-type="float" office:value="1.2" calcext:value-type="float">
            <text:p>1.2</text:p>
          </table:table-cell>
          <table:table-cell office:value-type="float" office:value="1.8" calcext:value-type="float">
            <text:p>1.8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beanbag</text:p>
          </table:table-cell>
          <table:table-cell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read_book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score_fine</text:p>
          </table:table-cell>
          <table:table-cell office:value-type="float" office:value="1.5" calcext:value-type="float">
            <text:p>1.5</text:p>
          </table:table-cell>
          <table:table-cell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core_gross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6" calcext:value-type="float">
            <text:p>2.6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score_cognitive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n14</text:p>
          </table:table-cell>
          <table:table-cell table:number-columns-repeated="3"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20:45:09.766821785</meta:creation-date>
    <meta:generator>LibreOffice/5.1.6.2$Linux_X86_64 LibreOffice_project/10m0$Build-2</meta:generator>
    <dc:date>2018-05-21T20:54:53.860267106</dc:date>
    <meta:editing-duration>PT9M43S</meta:editing-duration>
    <meta:editing-cycles>4</meta:editing-cycles>
    <meta:document-statistic meta:table-count="4" meta:cell-count="377" meta:object-count="0"/>
  </office:meta>
</office:document-meta>
</file>